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102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2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 table:number-columns-repeated="4"/>
          <table:table-cell table:style-name="ce102" office:value-type="float" office:value="1929" calcext:value-type="float">
            <text:p>1929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11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string" calcext:value-type="string">
            <text:p>85 (75)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85 (7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10 (95)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4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10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/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8" office:value-type="float" office:value="1474" calcext:value-type="float">
            <text:p>147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KI 3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 office:value-type="float" office:value="1530" calcext:value-type="float">
            <text:p>1530</text:p>
          </table:table-cell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3:26:47.1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5-18T21:32:19.097000000</dc:date>
    <meta:editing-duration>P54DT20H2M49S</meta:editing-duration>
    <meta:editing-cycles>80</meta:editing-cycles>
    <meta:generator>LibreOffice/7.0.3.1$Windows_X86_64 LibreOffice_project/d7547858d014d4cf69878db179d326fc3483e082</meta:generator>
    <meta:document-statistic meta:table-count="4" meta:cell-count="1393" meta:object-count="0"/>
  </office:meta>
</office:document-meta>
</file>